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00a52c" officeooo:paragraph-rsid="0000a52c"/>
    </style:style>
    <style:style style:name="P2" style:family="paragraph" style:parent-style-name="Standard">
      <style:text-properties style:font-name="Arial" officeooo:rsid="0000a52c" officeooo:paragraph-rsid="0002407b"/>
    </style:style>
    <style:style style:name="P3" style:family="paragraph" style:parent-style-name="Standard">
      <style:text-properties style:font-name="Arial" officeooo:rsid="0002407b" officeooo:paragraph-rsid="0002407b"/>
    </style:style>
    <style:style style:name="P4" style:family="paragraph" style:parent-style-name="Standard">
      <style:text-properties style:font-name="Arial" fo:font-weight="bold" officeooo:rsid="0000a52c" officeooo:paragraph-rsid="0000a52c" style:font-weight-asian="bold" style:font-weight-complex="bold"/>
    </style:style>
    <style:style style:name="P5" style:family="paragraph" style:parent-style-name="Standard">
      <style:paragraph-properties fo:text-align="center" style:justify-single-word="false"/>
      <style:text-properties style:font-name="Arial" fo:font-weight="bold" officeooo:rsid="0000a52c" officeooo:paragraph-rsid="0000a52c" style:font-weight-asian="bold" style:font-weight-complex="bold"/>
    </style:style>
    <style:style style:name="P6" style:family="paragraph" style:parent-style-name="Standard">
      <style:text-properties style:font-name="Arial" fo:font-weight="bold" officeooo:rsid="0002407b" officeooo:paragraph-rsid="0002407b" style:font-weight-asian="bold" style:font-weight-complex="bold"/>
    </style:style>
    <style:style style:name="P7" style:family="paragraph" style:parent-style-name="Standard">
      <style:text-properties style:font-name="Arial" fo:font-weight="bold" officeooo:rsid="0027d40a" officeooo:paragraph-rsid="0027d40a" style:font-weight-asian="bold" style:font-weight-complex="bold"/>
    </style:style>
    <style:style style:name="P8" style:family="paragraph" style:parent-style-name="Standard">
      <style:text-properties style:font-name="Arial" fo:font-weight="bold" officeooo:rsid="000414f8" officeooo:paragraph-rsid="000414f8" style:font-weight-asian="bold" style:font-weight-complex="bold"/>
    </style:style>
    <style:style style:name="P9" style:family="paragraph" style:parent-style-name="Standard">
      <style:text-properties style:font-name="Arial" fo:font-weight="bold" officeooo:rsid="0004987e" officeooo:paragraph-rsid="0004987e" style:font-weight-asian="bold" style:font-weight-complex="bold"/>
    </style:style>
    <style:style style:name="P10" style:family="paragraph" style:parent-style-name="Standard">
      <style:text-properties style:font-name="Arial" fo:font-weight="bold" officeooo:rsid="00070026" officeooo:paragraph-rsid="00055a84" style:font-weight-asian="bold" style:font-weight-complex="bold"/>
    </style:style>
    <style:style style:name="P11" style:family="paragraph" style:parent-style-name="Standard">
      <style:text-properties style:font-name="Arial" fo:font-weight="bold" officeooo:rsid="00070026" officeooo:paragraph-rsid="00070026" style:font-weight-asian="bold" style:font-weight-complex="bold"/>
    </style:style>
    <style:style style:name="P12" style:family="paragraph" style:parent-style-name="Standard">
      <style:text-properties style:font-name="Arial" officeooo:rsid="0002f7a2" officeooo:paragraph-rsid="0002f7a2"/>
    </style:style>
    <style:style style:name="P13" style:family="paragraph" style:parent-style-name="Standard">
      <style:text-properties style:font-name="Arial" officeooo:rsid="00039979" officeooo:paragraph-rsid="00039979"/>
    </style:style>
    <style:style style:name="P14" style:family="paragraph" style:parent-style-name="Standard">
      <style:text-properties style:font-name="Arial" officeooo:rsid="000414f8" officeooo:paragraph-rsid="000414f8"/>
    </style:style>
    <style:style style:name="P15" style:family="paragraph" style:parent-style-name="Standard">
      <style:text-properties style:font-name="Arial" officeooo:rsid="0004987e" officeooo:paragraph-rsid="0004987e"/>
    </style:style>
    <style:style style:name="P16" style:family="paragraph" style:parent-style-name="Standard">
      <style:text-properties style:font-name="Arial" officeooo:rsid="00055a84" officeooo:paragraph-rsid="00055a84"/>
    </style:style>
    <style:style style:name="P17" style:family="paragraph" style:parent-style-name="Standard">
      <style:text-properties style:font-name="Arial" officeooo:rsid="00070026" officeooo:paragraph-rsid="00070026"/>
    </style:style>
    <style:style style:name="P18" style:family="paragraph" style:parent-style-name="Standard">
      <style:text-properties style:font-name="Arial" officeooo:rsid="00070026" officeooo:paragraph-rsid="0020e48d"/>
    </style:style>
    <style:style style:name="P19" style:family="paragraph" style:parent-style-name="Standard">
      <style:paragraph-properties fo:text-align="center" style:justify-single-word="false"/>
      <style:text-properties style:font-name="Arial" fo:font-size="22pt" fo:font-weight="bold" officeooo:rsid="0000a52c" officeooo:paragraph-rsid="0000a52c" style:font-size-asian="22pt" style:font-weight-asian="bold" style:font-size-complex="22pt" style:font-weight-complex="bold"/>
    </style:style>
    <style:style style:name="P20" style:family="paragraph" style:parent-style-name="Standard">
      <style:text-properties style:font-name="Arial" officeooo:rsid="000989bd" officeooo:paragraph-rsid="0020e48d"/>
    </style:style>
    <style:style style:name="P21" style:family="paragraph" style:parent-style-name="Standard">
      <style:text-properties style:font-name="Arial" officeooo:rsid="000989bd" officeooo:paragraph-rsid="00055a84"/>
    </style:style>
    <style:style style:name="P22" style:family="paragraph" style:parent-style-name="Standard">
      <style:text-properties style:font-name="Arial" officeooo:rsid="0020e48d" officeooo:paragraph-rsid="0020e48d"/>
    </style:style>
    <style:style style:name="P23" style:family="paragraph" style:parent-style-name="Standard">
      <style:text-properties style:font-name="Arial" officeooo:rsid="0024a5d8" officeooo:paragraph-rsid="0024a5d8"/>
    </style:style>
    <style:style style:name="P24" style:family="paragraph" style:parent-style-name="Standard">
      <style:text-properties style:font-name="Arial" officeooo:rsid="0026436d" officeooo:paragraph-rsid="0026436d"/>
    </style:style>
    <style:style style:name="P25" style:family="paragraph" style:parent-style-name="Standard">
      <style:text-properties style:font-name="Arial" officeooo:rsid="0027d40a" officeooo:paragraph-rsid="0027d40a"/>
    </style:style>
    <style:style style:name="P26" style:family="paragraph" style:parent-style-name="Standard">
      <style:text-properties style:font-name="Arial" officeooo:rsid="00166af4" officeooo:paragraph-rsid="002ac7cf" fo:background-color="#ffffff"/>
    </style:style>
    <style:style style:name="P27" style:family="paragraph" style:parent-style-name="Standard">
      <style:text-properties style:font-name="Arial" officeooo:rsid="00486506" officeooo:paragraph-rsid="00486506" fo:background-color="#ffffff"/>
    </style:style>
    <style:style style:name="P28" style:family="paragraph" style:parent-style-name="Standard">
      <style:text-properties style:font-name="Arial" officeooo:rsid="003112da" officeooo:paragraph-rsid="003112da"/>
    </style:style>
    <style:style style:name="P29" style:family="paragraph" style:parent-style-name="Standard">
      <style:text-properties style:font-name="Arial" officeooo:rsid="000c50f3" officeooo:paragraph-rsid="000c50f3"/>
    </style:style>
    <style:style style:name="P30" style:family="paragraph" style:parent-style-name="Standard">
      <style:text-properties style:font-name="Arial" officeooo:rsid="0002407b" officeooo:paragraph-rsid="0002407b" fo:background-color="#ffff38"/>
    </style:style>
    <style:style style:name="P31" style:family="paragraph" style:parent-style-name="Standard">
      <style:text-properties style:font-name="Arial" officeooo:rsid="003ef90c" officeooo:paragraph-rsid="003ef90c"/>
    </style:style>
    <style:style style:name="P32" style:family="paragraph" style:parent-style-name="Standard">
      <style:text-properties style:font-name="Arial" officeooo:rsid="0045669f" officeooo:paragraph-rsid="0045669f"/>
    </style:style>
    <style:style style:name="P33" style:family="paragraph" style:parent-style-name="Standard">
      <style:text-properties style:font-name="Arial" officeooo:rsid="00473317" officeooo:paragraph-rsid="00473317"/>
    </style:style>
    <style:style style:name="P34" style:family="paragraph" style:parent-style-name="Standard">
      <style:text-properties style:font-name="Arial" officeooo:rsid="00486506" officeooo:paragraph-rsid="00486506"/>
    </style:style>
    <style:style style:name="P35" style:family="paragraph" style:parent-style-name="Standard">
      <style:text-properties officeooo:paragraph-rsid="0004987e"/>
    </style:style>
    <style:style style:name="P36" style:family="paragraph" style:parent-style-name="Standard">
      <style:text-properties officeooo:paragraph-rsid="0022b6bb"/>
    </style:style>
    <style:style style:name="P37" style:family="paragraph" style:parent-style-name="Standard">
      <style:text-properties officeooo:paragraph-rsid="0024a5d8"/>
    </style:style>
    <style:style style:name="P38" style:family="paragraph" style:parent-style-name="Standard">
      <style:text-properties officeooo:paragraph-rsid="00055a84"/>
    </style:style>
    <style:style style:name="P39" style:family="paragraph" style:parent-style-name="Standard">
      <style:text-properties officeooo:paragraph-rsid="00070026"/>
    </style:style>
    <style:style style:name="P40" style:family="paragraph" style:parent-style-name="Standard">
      <style:text-properties officeooo:paragraph-rsid="00287692"/>
    </style:style>
    <style:style style:name="P41" style:family="paragraph" style:parent-style-name="Standard">
      <style:paragraph-properties fo:break-before="page"/>
      <style:text-properties style:font-name="Arial" fo:font-weight="bold" officeooo:rsid="000414f8" officeooo:paragraph-rsid="000414f8" style:font-weight-asian="bold" style:font-weight-complex="bold"/>
    </style:style>
    <style:style style:name="P42" style:family="paragraph" style:parent-style-name="Standard">
      <style:paragraph-properties fo:break-before="page"/>
      <style:text-properties style:font-name="Arial" fo:font-weight="bold" officeooo:rsid="00055a84" officeooo:paragraph-rsid="00055a84" style:font-weight-asian="bold" style:font-weight-complex="bold"/>
    </style:style>
    <style:style style:name="P43" style:family="paragraph" style:parent-style-name="Standard">
      <style:paragraph-properties fo:break-before="page"/>
      <style:text-properties style:font-name="Arial" fo:font-weight="bold" officeooo:rsid="0002f7a2" officeooo:paragraph-rsid="0002f7a2" style:font-weight-asian="bold" style:font-weight-complex="bold"/>
    </style:style>
    <style:style style:name="P44" style:family="paragraph" style:parent-style-name="Standard">
      <style:paragraph-properties fo:break-before="page"/>
      <style:text-properties style:font-name="Arial" fo:font-weight="bold" officeooo:rsid="00070026" officeooo:paragraph-rsid="00070026" style:font-weight-asian="bold" style:font-weight-complex="bold"/>
    </style:style>
    <style:style style:name="P45" style:family="paragraph" style:parent-style-name="Standard">
      <style:paragraph-properties fo:break-before="page"/>
      <style:text-properties style:font-name="Arial" fo:font-weight="bold" officeooo:rsid="00039979" officeooo:paragraph-rsid="00039979" style:font-weight-asian="bold" style:font-weight-complex="bold"/>
    </style:style>
    <style:style style:name="P46" style:family="paragraph" style:parent-style-name="Standard">
      <style:paragraph-properties fo:break-before="page"/>
      <style:text-properties style:font-name="Arial" fo:font-weight="bold" officeooo:rsid="0004987e" officeooo:paragraph-rsid="0004987e" style:font-weight-asian="bold" style:font-weight-complex="bold"/>
    </style:style>
    <style:style style:name="P47" style:family="paragraph" style:parent-style-name="Standard">
      <style:paragraph-properties fo:break-before="page"/>
      <style:text-properties style:font-name="Arial" officeooo:rsid="00070026" officeooo:paragraph-rsid="0020e48d"/>
    </style:style>
    <style:style style:name="P48" style:family="paragraph" style:parent-style-name="Standard">
      <style:paragraph-properties fo:break-before="page"/>
      <style:text-properties style:font-name="Arial" officeooo:rsid="000414f8" officeooo:paragraph-rsid="000414f8"/>
    </style:style>
    <style:style style:name="P49" style:family="paragraph" style:parent-style-name="Standard">
      <style:paragraph-properties fo:break-before="page"/>
      <style:text-properties style:font-name="Arial" officeooo:rsid="000989bd" officeooo:paragraph-rsid="0020e48d"/>
    </style:style>
    <style:style style:name="P50" style:family="paragraph" style:parent-style-name="Standard">
      <style:paragraph-properties fo:break-before="page"/>
      <style:text-properties style:font-name="Arial" officeooo:rsid="00486506" officeooo:paragraph-rsid="00486506" fo:background-color="#ffffff"/>
    </style:style>
    <style:style style:name="P51" style:family="paragraph" style:parent-style-name="Standard">
      <style:paragraph-properties fo:break-before="page"/>
      <style:text-properties officeooo:rsid="00486506" officeooo:paragraph-rsid="00486506"/>
    </style:style>
    <style:style style:name="P52" style:family="paragraph" style:parent-style-name="Standard">
      <style:paragraph-properties fo:margin-left="0in" fo:margin-right="0in" fo:text-indent="0in" style:auto-text-indent="false">
        <style:tab-stops/>
      </style:paragraph-properties>
      <style:text-properties style:font-name="Arial" fo:font-weight="normal" officeooo:rsid="002fceb6" officeooo:paragraph-rsid="002fceb6" fo:background-color="#ffffff" style:font-weight-asian="normal" style:font-weight-complex="normal"/>
    </style:style>
    <style:style style:name="P53" style:family="paragraph" style:parent-style-name="Standard">
      <style:paragraph-properties fo:margin-left="0in" fo:margin-right="0in" fo:text-indent="0in" style:auto-text-indent="false">
        <style:tab-stops/>
      </style:paragraph-properties>
      <style:text-properties style:font-name="Arial" fo:font-weight="normal" officeooo:rsid="00325d22" officeooo:paragraph-rsid="00486506" fo:background-color="#ffffff" style:font-weight-asian="normal" style:font-weight-complex="normal"/>
    </style:style>
    <style:style style:name="P54" style:family="paragraph" style:parent-style-name="Standard">
      <style:text-properties style:font-name="Arial" officeooo:rsid="00486506" officeooo:paragraph-rsid="00486506"/>
    </style:style>
    <style:style style:name="P55" style:family="paragraph" style:parent-style-name="Standard">
      <style:text-properties style:font-name="Arial" officeooo:rsid="00713362" officeooo:paragraph-rsid="0038512f" fo:background-color="#ffffff"/>
    </style:style>
    <style:style style:name="P56" style:family="paragraph" style:parent-style-name="Standard">
      <style:text-properties style:font-name="Arial" officeooo:rsid="004de1f1" officeooo:paragraph-rsid="004de1f1"/>
    </style:style>
    <style:style style:name="P57" style:family="paragraph" style:parent-style-name="Standard">
      <style:text-properties style:font-name="Arial" officeooo:rsid="004de1f1" officeooo:paragraph-rsid="004fae07"/>
    </style:style>
    <style:style style:name="P58" style:family="paragraph" style:parent-style-name="Standard">
      <style:text-properties style:font-name="Arial" officeooo:rsid="004de1f1" officeooo:paragraph-rsid="004fcbe8"/>
    </style:style>
    <style:style style:name="P59" style:family="paragraph" style:parent-style-name="Standard">
      <style:text-properties style:font-name="Arial" officeooo:rsid="00039979" officeooo:paragraph-rsid="00039979"/>
    </style:style>
    <style:style style:name="P60" style:family="paragraph" style:parent-style-name="Standard">
      <style:text-properties style:font-name="Arial" officeooo:rsid="004fae07" officeooo:paragraph-rsid="004fae07"/>
    </style:style>
    <style:style style:name="P61" style:family="paragraph" style:parent-style-name="Standard">
      <style:text-properties style:font-name="Arial" officeooo:rsid="004fae07" officeooo:paragraph-rsid="004fcbe8"/>
    </style:style>
    <style:style style:name="P62" style:family="paragraph" style:parent-style-name="Standard">
      <style:text-properties style:font-name="Arial" officeooo:rsid="000414f8" officeooo:paragraph-rsid="004fcbe8"/>
    </style:style>
    <style:style style:name="P63" style:family="paragraph" style:parent-style-name="Standard">
      <style:text-properties style:font-name="Arial" officeooo:rsid="004fcbe8" officeooo:paragraph-rsid="004fcbe8"/>
    </style:style>
    <style:style style:name="P64" style:family="paragraph" style:parent-style-name="Standard">
      <style:text-properties style:font-name="Arial" officeooo:rsid="00511889" officeooo:paragraph-rsid="00511889"/>
    </style:style>
    <style:style style:name="P65" style:family="paragraph" style:parent-style-name="Standard">
      <style:text-properties style:font-name="Arial" officeooo:rsid="00511889" officeooo:paragraph-rsid="0052ac65"/>
    </style:style>
    <style:style style:name="P66" style:family="paragraph" style:parent-style-name="Standard">
      <style:text-properties style:font-name="Arial" officeooo:rsid="00511889" officeooo:paragraph-rsid="00539cc4"/>
    </style:style>
    <style:style style:name="P67" style:family="paragraph" style:parent-style-name="Standard">
      <style:text-properties style:font-name="Arial" officeooo:rsid="000989bd" officeooo:paragraph-rsid="0020e48d"/>
    </style:style>
    <style:style style:name="P68" style:family="paragraph" style:parent-style-name="Standard">
      <style:text-properties style:font-name="Arial" officeooo:rsid="000989bd" officeooo:paragraph-rsid="00539cc4"/>
    </style:style>
    <style:style style:name="P69" style:family="paragraph" style:parent-style-name="Standard">
      <style:text-properties style:font-name="Arial" officeooo:rsid="0052ac65" officeooo:paragraph-rsid="0052ac65"/>
    </style:style>
    <style:style style:name="P70" style:family="paragraph" style:parent-style-name="Standard">
      <style:text-properties style:font-name="Arial" officeooo:rsid="0052ac65" officeooo:paragraph-rsid="00539cc4"/>
    </style:style>
    <style:style style:name="P71" style:family="paragraph" style:parent-style-name="Standard">
      <style:text-properties style:font-name="Arial" fo:font-weight="normal" officeooo:rsid="00511889" officeooo:paragraph-rsid="0052ac65" style:font-weight-asian="normal" style:font-weight-complex="normal"/>
    </style:style>
    <style:style style:name="P72" style:family="paragraph" style:parent-style-name="Standard">
      <style:text-properties style:font-name="Arial" fo:font-weight="normal" officeooo:rsid="00539cc4" officeooo:paragraph-rsid="00539cc4" style:font-weight-asian="normal" style:font-weight-complex="normal"/>
    </style:style>
    <style:style style:name="P73" style:family="paragraph" style:parent-style-name="Standard">
      <style:text-properties style:font-name="Arial" officeooo:rsid="00539cc4" officeooo:paragraph-rsid="00539cc4"/>
    </style:style>
    <style:style style:name="P74" style:family="paragraph" style:parent-style-name="Standard">
      <style:text-properties style:font-name="Arial" officeooo:rsid="003112da" officeooo:paragraph-rsid="003112da"/>
    </style:style>
    <style:style style:name="P75" style:family="paragraph" style:parent-style-name="Standard">
      <style:text-properties style:font-name="Arial" officeooo:rsid="0054b3c0" officeooo:paragraph-rsid="0054b3c0"/>
    </style:style>
    <style:style style:name="P76" style:family="paragraph" style:parent-style-name="Standard">
      <style:text-properties style:font-name="Arial" officeooo:rsid="0004987e" officeooo:paragraph-rsid="0004987e"/>
    </style:style>
    <style:style style:name="P77" style:family="paragraph" style:parent-style-name="Standard">
      <style:text-properties style:font-name="Arial" officeooo:rsid="0055b404" officeooo:paragraph-rsid="0055b404"/>
    </style:style>
    <style:style style:name="P78" style:family="paragraph" style:parent-style-name="Standard">
      <style:text-properties style:font-name="Arial" officeooo:rsid="00575c06" officeooo:paragraph-rsid="00575c06"/>
    </style:style>
    <style:style style:name="P79" style:family="paragraph" style:parent-style-name="Standard">
      <style:text-properties style:font-name="Arial" officeooo:rsid="0058bc32" officeooo:paragraph-rsid="0058bc32"/>
    </style:style>
    <style:style style:name="P80" style:family="paragraph" style:parent-style-name="Standard">
      <style:text-properties style:font-name="Arial" officeooo:rsid="0058fd0f" officeooo:paragraph-rsid="0058fd0f"/>
    </style:style>
    <style:style style:name="P81" style:family="paragraph" style:parent-style-name="Standard">
      <style:text-properties style:text-position="0% 100%" style:font-name="Arial" officeooo:rsid="004fcbe8" officeooo:paragraph-rsid="004fcbe8"/>
    </style:style>
    <style:style style:name="P82" style:family="paragraph" style:parent-style-name="Standard">
      <style:text-properties officeooo:paragraph-rsid="0054b3c0"/>
    </style:style>
    <style:style style:name="P83" style:family="paragraph" style:parent-style-name="Standard">
      <style:paragraph-properties fo:margin-left="0in" fo:margin-right="0in" fo:text-indent="0in" style:auto-text-indent="false">
        <style:tab-stops/>
      </style:paragraph-properties>
      <style:text-properties style:font-name="Arial" fo:font-weight="normal" officeooo:rsid="00372368" officeooo:paragraph-rsid="00486506" fo:background-color="#ffffff" style:font-weight-asian="normal" style:font-weight-complex="normal"/>
    </style:style>
    <style:style style:name="P84" style:family="paragraph" style:parent-style-name="Standard">
      <style:paragraph-properties fo:margin-left="0in" fo:margin-right="0in" fo:text-indent="0in" style:auto-text-indent="false">
        <style:tab-stops/>
      </style:paragraph-properties>
      <style:text-properties style:font-name="Arial" fo:font-weight="normal" officeooo:rsid="0058fd0f" officeooo:paragraph-rsid="0058fd0f" fo:background-color="#ffffff" style:font-weight-asian="normal" style:font-weight-complex="normal"/>
    </style:style>
    <style:style style:name="T1" style:family="text">
      <style:text-properties officeooo:rsid="0002f7a2"/>
    </style:style>
    <style:style style:name="T2" style:family="text">
      <style:text-properties officeooo:rsid="00039979"/>
    </style:style>
    <style:style style:name="T3" style:family="text">
      <style:text-properties officeooo:rsid="000414f8"/>
    </style:style>
    <style:style style:name="T4" style:family="text">
      <style:text-properties officeooo:rsid="0004987e"/>
    </style:style>
    <style:style style:name="T5" style:family="text">
      <style:text-properties officeooo:rsid="00055a84"/>
    </style:style>
    <style:style style:name="T6" style:family="text">
      <style:text-properties officeooo:rsid="000b6efb"/>
    </style:style>
    <style:style style:name="T7" style:family="text">
      <style:text-properties fo:font-weight="bold" style:font-weight-asian="bold" style:font-weight-complex="bold"/>
    </style:style>
    <style:style style:name="T8" style:family="text">
      <style:text-properties fo:font-weight="bold" officeooo:rsid="00325d22" style:font-weight-asian="bold" style:font-weight-complex="bold"/>
    </style:style>
    <style:style style:name="T9" style:family="text">
      <style:text-properties fo:font-weight="normal" officeooo:rsid="00325d22" style:font-weight-asian="normal" style:font-weight-complex="normal"/>
    </style:style>
    <style:style style:name="T10" style:family="text">
      <style:text-properties fo:font-weight="normal" officeooo:rsid="0052ac65" style:font-weight-asian="normal" style:font-weight-complex="normal"/>
    </style:style>
    <style:style style:name="T11" style:family="text">
      <style:text-properties fo:font-weight="normal" officeooo:rsid="000414f8" style:font-weight-asian="normal" style:font-weight-complex="normal"/>
    </style:style>
    <style:style style:name="T12" style:family="text">
      <style:text-properties officeooo:rsid="0020e48d"/>
    </style:style>
    <style:style style:name="T13" style:family="text">
      <style:text-properties officeooo:rsid="0022b6bb"/>
    </style:style>
    <style:style style:name="T14" style:family="text">
      <style:text-properties officeooo:rsid="0027d40a"/>
    </style:style>
    <style:style style:name="T15" style:family="text">
      <style:text-properties officeooo:rsid="002fea50"/>
    </style:style>
    <style:style style:name="T16" style:family="text">
      <style:text-properties officeooo:rsid="00325d22"/>
    </style:style>
    <style:style style:name="T17" style:family="text">
      <style:text-properties officeooo:rsid="0032d91f"/>
    </style:style>
    <style:style style:name="T18" style:family="text">
      <style:text-properties officeooo:rsid="0033d066"/>
    </style:style>
    <style:style style:name="T19" style:family="text">
      <style:text-properties officeooo:rsid="0033d12c"/>
    </style:style>
    <style:style style:name="T20" style:family="text">
      <style:text-properties officeooo:rsid="00353015"/>
    </style:style>
    <style:style style:name="T21" style:family="text">
      <style:text-properties style:font-name="Arial"/>
    </style:style>
    <style:style style:name="T22" style:family="text">
      <style:text-properties style:font-name="Arial" officeooo:rsid="0033d12c"/>
    </style:style>
    <style:style style:name="T23" style:family="text">
      <style:text-properties style:font-name="Arial" officeooo:rsid="0004987e"/>
    </style:style>
    <style:style style:name="T24" style:family="text">
      <style:text-properties style:font-name="Arial" officeooo:rsid="00353015"/>
    </style:style>
    <style:style style:name="T25" style:family="text">
      <style:text-properties style:font-name="Arial" officeooo:rsid="003d32ba"/>
    </style:style>
    <style:style style:name="T26" style:family="text">
      <style:text-properties style:font-name="Arial" officeooo:rsid="00406a2f"/>
    </style:style>
    <style:style style:name="T27" style:family="text">
      <style:text-properties style:font-name="Arial" officeooo:rsid="0040eaea"/>
    </style:style>
    <style:style style:name="T28" style:family="text">
      <style:text-properties style:font-name="Arial" officeooo:rsid="0041017a"/>
    </style:style>
    <style:style style:name="T29" style:family="text">
      <style:text-properties style:font-name="Arial" officeooo:rsid="000989bd"/>
    </style:style>
    <style:style style:name="T30" style:family="text">
      <style:text-properties style:font-name="Arial" officeooo:rsid="00421f80"/>
    </style:style>
    <style:style style:name="T31" style:family="text">
      <style:text-properties style:font-name="Arial" officeooo:rsid="00425130"/>
    </style:style>
    <style:style style:name="T32" style:family="text">
      <style:text-properties style:font-name="Arial" officeooo:rsid="00372368"/>
    </style:style>
    <style:style style:name="T33" style:family="text">
      <style:text-properties style:font-name="Arial" officeooo:rsid="0043636a"/>
    </style:style>
    <style:style style:name="T34" style:family="text">
      <style:text-properties style:font-name="Arial" officeooo:rsid="0054b3c0"/>
    </style:style>
    <style:style style:name="T35" style:family="text">
      <style:text-properties officeooo:rsid="0037cad7"/>
    </style:style>
    <style:style style:name="T36" style:family="text">
      <style:text-properties officeooo:rsid="003bc8bb"/>
    </style:style>
    <style:style style:name="T37" style:family="text">
      <style:text-properties officeooo:rsid="003ca8db"/>
    </style:style>
    <style:style style:name="T38" style:family="text">
      <style:text-properties officeooo:rsid="003d32ba"/>
    </style:style>
    <style:style style:name="T39" style:family="text">
      <style:text-properties officeooo:rsid="003fb788"/>
    </style:style>
    <style:style style:name="T40" style:family="text">
      <style:text-properties officeooo:rsid="00406a2f"/>
    </style:style>
    <style:style style:name="T41" style:family="text">
      <style:text-properties officeooo:rsid="00421f80"/>
    </style:style>
    <style:style style:name="T42" style:family="text">
      <style:text-properties officeooo:rsid="00473317"/>
    </style:style>
    <style:style style:name="T43" style:family="text">
      <style:text-properties officeooo:rsid="004be987"/>
    </style:style>
    <style:style style:name="T44" style:family="text">
      <style:text-properties officeooo:rsid="004de1f1"/>
    </style:style>
    <style:style style:name="T45" style:family="text">
      <style:text-properties style:text-position="super 58%"/>
    </style:style>
    <style:style style:name="T46" style:family="text">
      <style:text-properties style:text-position="super 58%" officeooo:rsid="00539cc4"/>
    </style:style>
    <style:style style:name="T47" style:family="text">
      <style:text-properties style:text-position="super 58%" officeooo:rsid="00575c06"/>
    </style:style>
    <style:style style:name="T48" style:family="text">
      <style:text-properties officeooo:rsid="004fcbe8"/>
    </style:style>
    <style:style style:name="T49" style:family="text">
      <style:text-properties officeooo:rsid="0052ac65"/>
    </style:style>
    <style:style style:name="T50" style:family="text">
      <style:text-properties officeooo:rsid="00539cc4"/>
    </style:style>
    <style:style style:name="T51" style:family="text">
      <style:text-properties officeooo:rsid="0054b3c0"/>
    </style:style>
    <style:style style:name="T52" style:family="text">
      <style:text-properties officeooo:rsid="00575c06"/>
    </style:style>
    <style:style style:name="T53" style:family="text">
      <style:text-properties officeooo:rsid="0058fd0f"/>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021 Spring CPSC 240-<text:span text:style-name="T43">5</text:span></text:p>
      <text:p text:style-name="P5"><text:span text:style-name="T15">Take Home</text:span> Test: <text:s/><text:span text:style-name="T12">March 2</text:span><text:span text:style-name="T36">5</text:span><text:span text:style-name="T12">, 2021; </text:span>Time: <text:span text:style-name="T36">12:00noon</text:span>-<text:span text:style-name="T36">4</text:span>:<text:span text:style-name="T17">0</text:span>0pm</text:p>
      <text:p text:style-name="P1"/>
      <text:p text:style-name="P4">Instructions</text:p>
      <text:p text:style-name="P1"/>
      <text:p text:style-name="P1">This is a take-home test. <text:s/>You may use calculators, books, scratch paper, notes, web, computers, old programs, and so on.</text:p>
      <text:p text:style-name="P1"/>
      <text:p text:style-name="P1">You may convert this document to docx. <text:s/>Record your answers in this same test as an odt document or as a docx document. <text:s/>No other format is acceptable.</text:p>
      <text:p text:style-name="P1"/>
      <text:p text:style-name="P3">The reason for this: I can easily add comments to your answers when grading your test. <text:s/>I cannot easily add comments to a pdf or avi or bmp or ppt or jpeg or other <text:span text:style-name="T1">file format</text:span>. <text:s/>It is a big hassle to grade other formats.</text:p>
      <text:p text:style-name="P3"/>
      <text:p text:style-name="P30">You have to send me either the original odt document or a converted docx document.</text:p>
      <text:p text:style-name="P1"/>
      <text:p text:style-name="P1"/>
      <text:p text:style-name="P6">Show some of your work.</text:p>
      <text:p text:style-name="P3"/>
      <text:p text:style-name="P24">In math problems you have to show your intermediate steps. <text:s/>I know this takes time, but there is a reason you have 4 hours for this test. <text:s/>Show enough intermediate steps to convince me you know what you are doin<text:span text:style-name="T14">g.</text:span></text:p>
      <text:p text:style-name="P24"/>
      <text:p text:style-name="P2"/>
      <text:p text:style-name="P6">Submit your test.</text:p>
      <text:p text:style-name="P3"/>
      <text:p text:style-name="P3">An extra two hours have been added to usual two-hour time period. <text:s/>This is to help you get a near-perfect score.</text:p>
      <text:p text:style-name="P3"/>
      <text:p text:style-name="P3">When 1<text:span text:style-name="T35">2</text:span>:<text:span text:style-name="T35">55</text:span> arrives you need to have your email client (Outlook?) open and ready. <text:s/>Send the one file as an attachment to me: <text:s text:c="2"/>holliday@fullerton.edu</text:p>
      <text:p text:style-name="P3">Be sure it is time stamped before 12:<text:span text:style-name="T17">59</text:span>:<text:span text:style-name="T17">59</text:span>. <text:s/>You have <text:span text:style-name="T17">a</text:span>n extra 2 hours – the least you can do is turn it in on time <text:span text:style-name="T1">without dragging it on for 5 extra minutes.</text:span></text:p>
      <text:p text:style-name="P3"/>
      <text:p text:style-name="P3"/>
      <text:p text:style-name="P7">25% free credit</text:p>
      <text:p text:style-name="P25"/>
      <text:p text:style-name="P25">If you write the word “blank” in the space for an answer you will received 25% of full credit. <text:s/>If you want the free credit make sure “blank” is the only visible answer.</text:p>
      <text:p text:style-name="P3"/>
      <text:p text:style-name="P3"/>
      <text:p text:style-name="P12"><text:span text:style-name="T14">Enter</text:span> your name <text:span text:style-name="T12">and CWID </text:span>at the bottom of this page <text:span text:style-name="T14">and continue to the next page.</text:span></text:p>
      <text:p text:style-name="P12"/>
      <text:p text:style-name="P12">Name: <text:span text:style-name="T44">Luke Eltiste</text:span></text:p>
      <text:p text:style-name="P12"/>
      <text:p text:style-name="P22">CWID: <text:span text:style-name="T44">887995488</text:span></text:p>
      <text:p text:style-name="P43">//<text:span text:style-name="T2">Conversions. <text:s/></text:span><text:span text:style-name="T4">All numbers are 64-bit floats</text:span></text:p>
      <text:p text:style-name="P12"/>
      <text:p text:style-name="P13"><text:span text:style-name="T18">1. <text:s text:c="2"/></text:span>Convert <draw:frame draw:style-name="fr1" draw:name="Object1" text:anchor-type="as-char" svg:y="-0.2437in" svg:width="0.3846in" svg:height="0.3929in" draw:z-index="0"><draw:object xlink:href="./Object 1" xlink:type="simple" xlink:show="embed" xlink:actuate="onLoad"/><draw:image xlink:href="./ObjectReplacements/Object 1" xlink:type="simple" xlink:show="embed" xlink:actuate="onLoad"/></draw:frame><text:s text:c="2"/>to IEEE format</text:p>
      <text:p text:style-name="P56">23 to binary:</text:p>
      <text:p text:style-name="P56">23/2 = 11 r: 1</text:p>
      <text:p text:style-name="P56">11/2 = 5 <text:s text:c="2"/>r: 1</text:p>
      <text:p text:style-name="P56">5/2 <text:s text:c="2"/>= 2 <text:s text:c="2"/>r: 1</text:p>
      <text:p text:style-name="P56">2/2 <text:s text:c="2"/>= 1 <text:s text:c="2"/>r: 0</text:p>
      <text:p text:style-name="P13"><text:span text:style-name="T44">1/2</text:span> <text:s text:c="2"/><text:span text:style-name="T44">= 0 <text:s text:c="2"/>r: 1</text:span></text:p>
      <text:p text:style-name="P13"/>
      <text:p text:style-name="P56">23 = 10111</text:p>
      <text:p text:style-name="P56"/>
      <text:p text:style-name="P56">3/7 to binary</text:p>
      <text:p text:style-name="P56">0.42857 * 2 = 0.85714</text:p>
      <text:p text:style-name="P56">0.85714 * 2 = 1.71428</text:p>
      <text:p text:style-name="P56">0.71428 * 2 = 1.42857</text:p>
      <text:p text:style-name="P60">0.42857 * 2 = 0.85714</text:p>
      <text:p text:style-name="P57">0.85714 * 2 = 1.71428</text:p>
      <text:p text:style-name="P57">0.71428 * 2 = 1.42857</text:p>
      <text:p text:style-name="P60">0.42857 * 2 = 0.85714</text:p>
      <text:p text:style-name="P14"/>
      <text:p text:style-name="P60">0110 repeating</text:p>
      <text:p text:style-name="P60"/>
      <text:p text:style-name="P60">Binary Form:</text:p>
      <text:p text:style-name="P60">10111.0110110110110110110110…</text:p>
      <text:p text:style-name="P60"/>
      <text:p text:style-name="P60">Scientific:</text:p>
      <text:p text:style-name="P60">1.01110110110110110110110110… x 2<text:span text:style-name="T45">4</text:span></text:p>
      <text:p text:style-name="P60"/>
      <text:p text:style-name="P60">Exponent:</text:p>
      <text:p text:style-name="P60">011 1111 <text:s/>1111 <text:s/>= 1023</text:p>
      <text:p text:style-name="P60">000 0000 0100 = 4</text:p>
      <text:p text:style-name="P60">-------------------------</text:p>
      <text:p text:style-name="P60">10000000011 <text:s text:c="2"/>= 1027</text:p>
      <text:p text:style-name="P14"/>
      <text:p text:style-name="P60">Full Binary:</text:p>
      <text:p text:style-name="P61">0100 0000 0011 0111 0110 1101 1011 0110 1101 1011 0110 1101 1011 0110 1101 1011</text:p>
      <text:p text:style-name="P14"/>
      <text:p text:style-name="P60">Hex Format:</text:p>
      <text:p text:style-name="P14"/>
      <text:p text:style-name="P60"><text:span text:style-name="T48">0×4037</text:span> 6DB<text:span text:style-name="T48">6 DB6D B6DB</text:span></text:p>
      <text:p text:style-name="P14"/>
      <text:p text:style-name="P14"/>
      <text:p text:style-name="P14"/>
      <text:p text:style-name="P14"/>
      <text:p text:style-name="P14"/>
      <text:p text:style-name="P14"/>
      <text:p text:style-name="P48"><text:span text:style-name="T18">2. <text:s text:c="2"/></text:span>Convert <text:span text:style-name="T36">49</text:span>.<text:span text:style-name="T37">8125</text:span> to IEEE.</text:p>
      <text:p text:style-name="P14"/>
      <text:p text:style-name="P58"><text:span text:style-name="T36">49</text:span> to binary:</text:p>
      <text:p text:style-name="P63">49/2 = 24 r: 1</text:p>
      <text:p text:style-name="P63">24/2 = 12 r: 0</text:p>
      <text:p text:style-name="P63">12/2 = 6 <text:s text:c="2"/>r: 0</text:p>
      <text:p text:style-name="P63">6/2 <text:s text:c="2"/>= 3 <text:s text:c="2"/>r: 0</text:p>
      <text:p text:style-name="P63">3/2 <text:s text:c="2"/>= 1 <text:s text:c="2"/>r: 1</text:p>
      <text:p text:style-name="P63">1/2 <text:s text:c="2"/>= 0 <text:s text:c="2"/>r: 1</text:p>
      <text:p text:style-name="P63"/>
      <text:p text:style-name="P63">49 = 110001</text:p>
      <text:p text:style-name="P58"/>
      <text:p text:style-name="P58"><text:span text:style-name="T48">0</text:span><text:span text:style-name="T37">.8125 </text:span>to binary</text:p>
      <text:p text:style-name="P63">0.8125 * 2 = 1.625</text:p>
      <text:p text:style-name="P63">0.625 <text:s text:c="2"/>* 2 = 1.25</text:p>
      <text:p text:style-name="P63">0.25 <text:s text:c="4"/>* 2 = 0.5</text:p>
      <text:p text:style-name="P63">0.5 <text:s text:c="6"/>* 2 = 1</text:p>
      <text:p text:style-name="P63"/>
      <text:p text:style-name="P63">0.8125 = 1101</text:p>
      <text:p text:style-name="P61"/>
      <text:p text:style-name="P61">Binary Form:</text:p>
      <text:p text:style-name="P63">110001.1101</text:p>
      <text:p text:style-name="P61"/>
      <text:p text:style-name="P61">Scientific:</text:p>
      <text:p text:style-name="P81">1.100011101×2<text:span text:style-name="T47">5</text:span></text:p>
      <text:p text:style-name="P61"/>
      <text:p text:style-name="P61">Exponent:</text:p>
      <text:p text:style-name="P61">011 1111 <text:s/>1111 <text:s/>= 1023</text:p>
      <text:p text:style-name="P63">000 0000 0101 = 5</text:p>
      <text:p text:style-name="P61">-------------------------</text:p>
      <text:p text:style-name="P63">100 0000 0100 = 1028</text:p>
      <text:p text:style-name="P62"/>
      <text:p text:style-name="P61">Full Binary:</text:p>
      <text:p text:style-name="P63">0100 0000 0100 1000 1110 1000 0000 0000 0000 0000 0000 0000 0000 0000 0000 0000</text:p>
      <text:p text:style-name="P62"/>
      <text:p text:style-name="P61">Hex Format:</text:p>
      <text:p text:style-name="P63">0×4048 E800 0000 0000</text:p>
      <text:p text:style-name="P61"/>
      <text:p text:style-name="P18"/>
      <text:p text:style-name="P47"><text:span text:style-name="T18">3. <text:s text:c="2"/></text:span>Convert <text:s/>0x<text:span text:style-name="T18">40</text:span><text:span text:style-name="T37">C</text:span><text:span text:style-name="T18">0</text:span> <text:span text:style-name="T37">B8</text:span>00 0000 0000 <text:s text:c="2"/>to decimal.</text:p>
      <text:p text:style-name="P18"/>
      <text:p text:style-name="P64">Hex to Binary:</text:p>
      <text:p text:style-name="P64">0100 0000 1100 0000 1011 1000 0000 0000 0000 0000 0000 0000 0000 0000 0000 0000</text:p>
      <text:p text:style-name="P20"/>
      <text:p text:style-name="P64">Sign: 0</text:p>
      <text:p text:style-name="P64">Exponent: 100 0000 1100</text:p>
      <text:p text:style-name="P65">Significant: 0000 1011 1000</text:p>
      <text:p text:style-name="P20"/>
      <text:p text:style-name="P64">Find True Exponent:</text:p>
      <text:p text:style-name="P64"/>
      <text:p text:style-name="P64">100 0000 1100 <text:s/>= 1036</text:p>
      <text:p text:style-name="P64">011 1111 <text:s/>1111 <text:s/>= 1023</text:p>
      <text:p text:style-name="P64">------------------------------</text:p>
      <text:p text:style-name="P64">000 0000 1101 = 13</text:p>
      <text:p text:style-name="P20"/>
      <text:p text:style-name="P64">Significant:</text:p>
      <text:p text:style-name="P64">1.000010111000×213</text:p>
      <text:p text:style-name="P69">=10000101110000</text:p>
      <text:p text:style-name="P20"/>
      <text:p text:style-name="P69">Decimal Number:</text:p>
      <text:p text:style-name="P69">8560.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9"><text:span text:style-name="T18">4. <text:s/></text:span>Convert 0x<text:span text:style-name="T37">3FCA</text:span> <text:span text:style-name="T37">8000</text:span> <text:span text:style-name="T19">0000</text:span> <text:span text:style-name="T19">0000</text:span> <text:s/>to decimal.</text:p>
      <text:p text:style-name="P14"/>
      <text:p text:style-name="P69">Hex to Binary:</text:p>
      <text:p text:style-name="P14"><text:span text:style-name="T49">00</text:span>11 1111 1100 1010 1000 0000 0000 0000 0000 0000 0000 0000 0000 0000 0000 0000</text:p>
      <text:p text:style-name="P14"/>
      <text:p text:style-name="P71">Sign: 0</text:p>
      <text:p text:style-name="P71">Exponent: <text:span text:style-name="T49">0</text:span><text:span text:style-name="T3">11 1111 1100</text:span></text:p>
      <text:p text:style-name="P71">Significant: <text:span text:style-name="T3">1010 1000</text:span></text:p>
      <text:p text:style-name="P71"/>
      <text:p text:style-name="P66">Find True Exponent:</text:p>
      <text:p text:style-name="P66"/>
      <text:p text:style-name="P66"><text:span text:style-name="T10">0</text:span><text:span text:style-name="T11">11 1111 <text:s/>1100</text:span> <text:s/>= 10<text:span text:style-name="T50">20</text:span></text:p>
      <text:p text:style-name="P66">011 1111 <text:s/>1111 <text:s/>= 1023</text:p>
      <text:p text:style-name="P66">------------------------------</text:p>
      <text:p text:style-name="P66">-000 0000 <text:span text:style-name="T50">001</text:span>1 = -<text:span text:style-name="T50">3</text:span></text:p>
      <text:p text:style-name="P68"/>
      <text:p text:style-name="P66">Significant:</text:p>
      <text:p text:style-name="P66">1.10101000×2<text:span text:style-name="T45">-</text:span><text:span text:style-name="T46">3</text:span></text:p>
      <text:p text:style-name="P70">=<text:span text:style-name="T50">0.001</text:span><text:span text:style-name="T11">10101000</text:span></text:p>
      <text:p text:style-name="P68"/>
      <text:p text:style-name="P72">Convert Fraction:</text:p>
      <text:p text:style-name="P72">0.001 <text:s text:c="10"/>= 1 * 1/8 <text:s text:c="4"/>= 0.125</text:p>
      <text:p text:style-name="P72">0.0001 <text:s text:c="8"/>= 1 * 1/16 <text:s text:c="2"/>= 0.0625</text:p>
      <text:p text:style-name="P72">0.000001 <text:s text:c="4"/>= 1 * 1/64 <text:s text:c="2"/>= 0.015625</text:p>
      <text:p text:style-name="P72">0.00000001 = 1 * 1/256 = 0.00390625</text:p>
      <text:p text:style-name="P72"/>
      <text:p text:style-name="P72">Decimal:</text:p>
      <text:p text:style-name="P72">53/256 = 0.20703125</text:p>
      <text:p text:style-name="P45">//<text:span text:style-name="T3">Memory (RAM)</text:span></text:p>
      <text:p text:style-name="P13"/>
      <text:p text:style-name="P15">Terminology agreement: the front of an AR is the qword with lowest memory address, and the back of the AR is the qword with highest memory address.</text:p>
      <text:p text:style-name="P13"/>
      <text:p text:style-name="P14"><text:span text:style-name="T19">*5. <text:s text:c="2"/></text:span>What is <text:span text:style-name="T13">stored</text:span> in the qword <text:span text:style-name="T38">at the front end of a inactive AR?</text:span></text:p>
      <text:p text:style-name="P28"/>
      <text:p text:style-name="P73">RIP – The next instruction to execute when the AR is returned to</text:p>
      <text:p text:style-name="P28"/>
      <text:p text:style-name="P28"/>
      <text:p text:style-name="P28"/>
      <text:p text:style-name="P28"/>
      <text:p text:style-name="P28"/>
      <text:p text:style-name="P28"/>
      <text:p text:style-name="P28"/>
      <text:p text:style-name="Standard"><text:span text:style-name="T22">6. <text:s text:c="2"/></text:span><text:span text:style-name="T25">When a new AR is going to be created (due to a function call) what is the </text:span><text:span text:style-name="T26">first </text:span><text:span text:style-name="T25">item to be placed into the new AR?</text:span></text:p>
      <text:p text:style-name="P14"/>
      <text:p text:style-name="P14"/>
      <text:p text:style-name="P75">RBP – So when the final pops are executed at the end of the function, the RBP registers point to the back of the previous AR</text:p>
      <text:p text:style-name="P14"/>
      <text:p text:style-name="P14"/>
      <text:p text:style-name="P14"/>
      <text:p text:style-name="P14"/>
      <text:p text:style-name="P14"/>
      <text:p text:style-name="P14"/>
      <text:p text:style-name="P14"/>
      <text:p text:style-name="P14"/>
      <text:p text:style-name="P14"/>
      <text:p text:style-name="P14"/>
      <text:p text:style-name="P8"/>
      <text:p text:style-name="P41">//<text:span text:style-name="T19">Memory management</text:span></text:p>
      <text:p text:style-name="P14"/>
      <text:p text:style-name="P31">Technologically precise answers are needed.</text:p>
      <text:p text:style-name="P14"/>
      <text:p text:style-name="P14"><text:span text:style-name="T19">7. <text:s/></text:span>W<text:span text:style-name="T39">hen C++ calls another C++ function what internal actions are performed?</text:span></text:p>
      <text:p text:style-name="P14"/>
      <text:p text:style-name="P75">push rip</text:p>
      <text:p text:style-name="P75">push rbp</text:p>
      <text:p text:style-name="P75">mov rbp, rsp</text:p>
      <text:p text:style-name="P14"/>
      <text:p text:style-name="P14"/>
      <text:p text:style-name="P14"/>
      <text:p text:style-name="P14"/>
      <text:p text:style-name="P14"/>
      <text:p text:style-name="P14"><text:span text:style-name="T19">8. <text:s/></text:span><text:span text:style-name="T40">When Asm executes the ret instruction what happens internally with regard memory?</text:span></text:p>
      <text:p text:style-name="P14"/>
      <text:p text:style-name="P75">pop rip</text:p>
      <text:p text:style-name="P28"/>
      <text:p text:style-name="P28"/>
      <text:p text:style-name="P28"/>
      <text:p text:style-name="P28"/>
      <text:p text:style-name="P28"/>
      <text:p text:style-name="P28"/>
      <text:p text:style-name="P28"/>
      <text:p text:style-name="P28"><text:span text:style-name="T19">9. <text:s/></text:span>Wh<text:span text:style-name="T40">en C++ executes the return statement what happens internally with regard to memory​?</text:span></text:p>
      <text:p text:style-name="P28"/>
      <text:p text:style-name="P75">pop rbp</text:p>
      <text:p text:style-name="P75">pop rip</text:p>
      <text:p text:style-name="P28"/>
      <text:p text:style-name="P28"/>
      <text:p text:style-name="P28"/>
      <text:p text:style-name="P28"/>
      <text:p text:style-name="P28"/>
      <text:p text:style-name="P28"/>
      <text:p text:style-name="P28"/>
      <text:p text:style-name="P36"><text:span text:style-name="T22">10. <text:s/></text:span><text:span text:style-name="T27">In this current semester we used cdqe. <text:s text:c="2"/>Explain to a philosophy major in conversational what led you to the point of using cdqe.</text:span></text:p>
      <text:p text:style-name="P29"/>
      <text:p text:style-name="P75">The function of the name ‘scanf’ will take any user input and store it into the register rax, but if the user enters ‘Ctrl+D’ ‘scanf’ will interpret it differently, and instead put a value of ‘-1’ in to the register of ‘eax’, but we cannot use eax to compare with, because it is only 32 bits, and everything else is 64bits. So we use ‘cdqe’ to take the value in ‘eax’ and expand it out into a 64bit value and store that into ‘rax’ so we can then compare its value.</text:p>
      <text:p text:style-name="P41">//<text:span text:style-name="T4">Special operations</text:span></text:p>
      <text:p text:style-name="P14"/>
      <text:p text:style-name="P35"><text:span text:style-name="T22">11. <text:s/></text:span><text:span text:style-name="T23">Show assembly </text:span><text:span text:style-name="T28">instruction(s) that will preserve the significand of a number in xmm15, but will flip all the bits in the sign and stored exponent.</text:span></text:p>
      <text:p text:style-name="P15"/>
      <text:p text:style-name="P15">; <text:span text:style-name="T51">mask = 0xFFF0 0000 0000 0000</text:span></text:p>
      <text:p text:style-name="P15"/>
      <text:p text:style-name="P82"><text:span text:style-name="T34">mov rax, 0xFFF0 0000 0000 0000</text:span></text:p>
      <text:p text:style-name="P75">push rax</text:p>
      <text:p text:style-name="P75">movsd xmm14, [rsp]</text:p>
      <text:p text:style-name="P75">pop rax</text:p>
      <text:p text:style-name="P75">xorpd xmm15, xmm14</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5"><text:span text:style-name="T22">12. <text:s/></text:span><text:span text:style-name="T23">Show asse</text:span><text:span text:style-name="T28">mbly instruction(s) that will fast zero out xmm12.</text:span></text:p>
      <text:p text:style-name="P15"/>
      <text:p text:style-name="P77">xorpd xmm12, xmm12 </text:p>
      <text:p text:style-name="P15"/>
      <text:p text:style-name="P15"/>
      <text:p text:style-name="P15"/>
      <text:p text:style-name="P15"/>
      <text:p text:style-name="P15"/>
      <text:p text:style-name="P9"/>
      <text:p text:style-name="P46">//<text:span text:style-name="T5">Famous people and events </text:span><text:span text:style-name="T16">(according to the prof)</text:span></text:p>
      <text:p text:style-name="P15"/>
      <text:p text:style-name="P37"><text:span text:style-name="T24">13 <text:s/></text:span><text:span text:style-name="T29">W</text:span><text:span text:style-name="T30">hat did the King of Assembly do to earn his or her royal title?</text:span></text:p>
      <text:p text:style-name="P16"/>
      <text:p text:style-name="P77">He created the game Roller coaster Tycoon 2, entirely in assembly</text:p>
      <text:p text:style-name="P16"/>
      <text:p text:style-name="P16"/>
      <text:p text:style-name="P16"/>
      <text:p text:style-name="P23"/>
      <text:p text:style-name="P23"/>
      <text:p text:style-name="P23"/>
      <text:p text:style-name="P23"><text:span text:style-name="T20">14. <text:s/></text:span>Wh<text:span text:style-name="T41">at did Babbage create to help his machine and that we still use today (in modified form)?</text:span></text:p>
      <text:p text:style-name="P16"/>
      <text:p text:style-name="P77">He created the 10’s compliment</text:p>
      <text:p text:style-name="P16"/>
      <text:p text:style-name="P16"/>
      <text:p text:style-name="P16"/>
      <text:p text:style-name="P16"/>
      <text:p text:style-name="P16"/>
      <text:p text:style-name="P16"/>
      <text:p text:style-name="P23"><text:span text:style-name="T20">15. <text:s/></text:span>Who popularized the concept of a light-nanosecond <text:span text:style-name="T16">(lns)</text:span>?</text:p>
      <text:p text:style-name="P16"/>
      <text:p text:style-name="P77">Grace Hopper</text:p>
      <text:p text:style-name="P16"/>
      <text:p text:style-name="P16"/>
      <text:p text:style-name="P16"/>
      <text:p text:style-name="P21"/>
      <text:p text:style-name="P42">//Number line topics</text:p>
      <text:p text:style-name="P16"/>
      <text:p text:style-name="P38"><text:span text:style-name="T24">16. <text:s/></text:span><text:span text:style-name="T31">What is the decimal value of the smallest positive normal number? <text:s/>Give the answer first in decimal and then in IEEE.</text:span></text:p>
      <text:p text:style-name="P16"/>
      <text:p text:style-name="P77">Decimal: <text:span text:style-name="T52">1×2</text:span><text:span text:style-name="T47">-1022</text:span></text:p>
      <text:p text:style-name="P77">Hex: 0×0010000000000000</text:p>
      <text:p text:style-name="P16"/>
      <text:p text:style-name="P10"/>
      <text:p text:style-name="P10"/>
      <text:p text:style-name="P10"/>
      <text:p text:style-name="P10"/>
      <text:p text:style-name="P10"/>
      <text:p text:style-name="P10"/>
      <text:p text:style-name="P10"/>
      <text:p text:style-name="P11">//Hardware</text:p>
      <text:p text:style-name="P17"/>
      <text:p text:style-name="P39"><text:span text:style-name="T32">17. <text:s/></text:span><text:span text:style-name="T33">What is the name of a computer architecture that is not the Von Neuman architecture?</text:span></text:p>
      <text:p text:style-name="P17"/>
      <text:p text:style-name="P78">Quantum Computer</text:p>
      <text:p text:style-name="P17"/>
      <text:p text:style-name="P17"/>
      <text:p text:style-name="P17"/>
      <text:p text:style-name="P17"/>
      <text:p text:style-name="P17"/>
      <text:p text:style-name="P17"/>
      <text:p text:style-name="P17"/>
      <text:p text:style-name="P17"/>
      <text:p text:style-name="P17"/>
      <text:p text:style-name="P17"/>
      <text:p text:style-name="P17"/>
      <text:p text:style-name="P40"><text:span text:style-name="T32">18. <text:s/></text:span><text:span text:style-name="T33">How did the processor family get the name X86?</text:span></text:p>
      <text:p text:style-name="P17"/>
      <text:p text:style-name="P78">All of the processor’s names ended in 86</text:p>
      <text:p text:style-name="P17"/>
      <text:p text:style-name="P17"/>
      <text:p text:style-name="P44">// <text:span text:style-name="T6">GDB section</text:span></text:p>
      <text:p text:style-name="P17"/>
      <text:p text:style-name="P32">19. <text:s/><text:span text:style-name="T42">The C-string <text:s/>char b[]=”Mickey”; <text:s/>has been declared.</text:span></text:p>
      <text:p text:style-name="P33">What is the gdb command that will output <text:s/>“Mickey”?</text:p>
      <text:p text:style-name="P33"/>
      <text:p text:style-name="P79">p/s b</text:p>
      <text:p text:style-name="P33"/>
      <text:p text:style-name="P33"/>
      <text:p text:style-name="P33"/>
      <text:p text:style-name="P33">20. <text:s/>The variable <text:s text:c="2"/>double e = 3.78; <text:s text:c="2"/>has been declared.</text:p>
      <text:p text:style-name="P33">What is the gdb command that will change the value of to be 9.022?</text:p>
      <text:p text:style-name="P33"/>
      <text:p text:style-name="P79">set var e = 9.022</text:p>
      <text:p text:style-name="P33"/>
      <text:p text:style-name="P33"/>
      <text:p text:style-name="P33"/>
      <text:p text:style-name="P33"/>
      <text:p text:style-name="P33">21. <text:s/>What is the gdb command that will change the value in r15 to be 452 (decimal integer)?</text:p>
      <text:p text:style-name="P33"/>
      <text:p text:style-name="P79">set <text:span text:style-name="T53">{long}</text:span>$r15 = 452</text:p>
      <text:p text:style-name="P33"/>
      <text:p text:style-name="P33"/>
      <text:p text:style-name="P33"/>
      <text:p text:style-name="P33"/>
      <text:p text:style-name="P33">22. <text:s/>What is the gdb command that will output the first 13 quadwords of the stack in hex start at the top of the stack?</text:p>
      <text:p text:style-name="P33"/>
      <text:p text:style-name="P80">x/13xg $rsp</text:p>
      <text:p text:style-name="P33"/>
      <text:p text:style-name="P33"/>
      <text:p text:style-name="P33"/>
      <text:p text:style-name="P33">23. <text:s/>A C++ program contains these statements:</text:p>
      <text:p text:style-name="P33"><text:tab/>double e[6]</text:p>
      <text:p text:style-name="P33"><text:tab/>e[0] = 3.5;</text:p>
      <text:p text:style-name="P33"><text:tab/>e[1] = 9.7;</text:p>
      <text:p text:style-name="P33"><text:tab/>e[2] = 2.222;</text:p>
      <text:p text:style-name="P33"><text:tab/>//e[3], e[4], e[5] not initialized</text:p>
      <text:p text:style-name="P33">What is the gdb command that show the address of cell 0?</text:p>
      <text:p text:style-name="P33"/>
      <text:p text:style-name="P80">p/x e</text:p>
      <text:p text:style-name="P33"/>
      <text:p text:style-name="P33"/>
      <text:p text:style-name="P33"/>
      <text:p text:style-name="P33"/>
      <text:p text:style-name="P33"/>
      <text:p text:style-name="P51"><text:span text:style-name="T24">2</text:span><text:span text:style-name="T21">4. <text:s/>Use the same array from the previous question.</text:span></text:p>
      <text:p text:style-name="P34">What is the gdb command that will output the first 3 values stored in that array</text:p>
      <text:p text:style-name="P17"/>
      <text:p text:style-name="P80">x/3fg &amp;e</text:p>
      <text:p text:style-name="P17"/>
      <text:p text:style-name="P17"/>
      <text:p text:style-name="P17"/>
      <text:p text:style-name="P17"/>
      <text:p text:style-name="P17"/>
      <text:p text:style-name="P17"/>
      <text:p text:style-name="P34">25. <text:s/>Use the same array from the previous question.</text:p>
      <text:p text:style-name="P34">What is the gdb command that will change the value in cell #2 to be 9.99</text:p>
      <text:p text:style-name="P17"/>
      <text:p text:style-name="P80">set var e[2] = 9.99</text:p>
      <text:p text:style-name="P17"/>
      <text:p text:style-name="P17"/>
      <text:p text:style-name="P17"/>
      <text:p text:style-name="P17"/>
      <text:p text:style-name="P17"/>
      <text:p text:style-name="P17"/>
      <text:p text:style-name="P17"/>
      <text:p text:style-name="P17"/>
      <text:p text:style-name="P17"/>
      <text:p text:style-name="P5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End of test</text:p>
      <text:p text:style-name="P50"><text:span text:style-name="T9">End time: </text:span><text:span text:style-name="T7">4:00</text:span><text:span text:style-name="T8">pm</text:span></text:p>
      <text:p text:style-name="P52"/>
      <text:p text:style-name="P52"/>
      <text:p text:style-name="P52"/>
      <text:p text:style-name="P52"/>
      <text:p text:style-name="P52"/>
      <text:p text:style-name="P52"/>
      <text:p text:style-name="P52"/>
      <text:p text:style-name="P84">Luke Eltiste</text:p>
      <text:p text:style-name="P52"/>
      <text:p text:style-name="P52"/>
      <text:p text:style-name="P53">Make sure your name is at the bottom of the first page.</text:p>
      <text:p text:style-name="P83">You are free to add your name to this page also.</text:p>
      <text:p text:style-name="P52"/>
      <text:p text:style-name="P52"/>
      <text:p text:style-name="P52">Then email it to the usual place: <text:s/>holliday@fullerton.ed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0T20:46:46.789955711</meta:creation-date>
    <dc:date>2021-03-25T13:37:44.886000000</dc:date>
    <meta:editing-duration>PT3H19M6S</meta:editing-duration>
    <meta:editing-cycles>27</meta:editing-cycles>
    <meta:generator>LibreOffice/7.0.4.2$Windows_X86_64 LibreOffice_project/dcf040e67528d9187c66b2379df5ea4407429775</meta:generator>
    <meta:document-statistic meta:table-count="0" meta:image-count="0" meta:object-count="1" meta:page-count="13" meta:paragraph-count="190" meta:word-count="1413" meta:character-count="7507" meta:non-whitespace-character-count="6128"/>
  </office:meta>
</office:document-meta>
</file>

<file path=Object 1/content.xml><?xml version="1.0" encoding="utf-8"?>
<math xmlns="http://www.w3.org/1998/Math/MathML" display="block">
  <semantics>
    <mrow>
      <mn>23</mn>
      <mfrac>
        <mn>3</mn>
        <mn>7</mn>
      </mfrac>
    </mrow>
    <annotation encoding="StarMath 5.0">23 {3 over 7} </annotation>
  </semantics>
</math>
</file>